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5000000B287D29F6E2E09E63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8b008b" style:font-name="Liberation Mono" officeooo:rsid="0011b4dc" officeooo:paragraph-rsid="0011b4dc"/>
    </style:style>
    <style:style style:name="P33" style:family="paragraph" style:parent-style-name="Standard">
      <style:text-properties fo:color="#8b008b" style:font-name="Liberation Mono" officeooo:rsid="001f8883" officeooo:paragraph-rsid="001f8883"/>
    </style:style>
    <style:style style:name="P34" style:family="paragraph" style:parent-style-name="Standard">
      <style:text-properties fo:color="#8b008b" style:font-name="Liberation Mono" officeooo:rsid="002c3866" officeooo:paragraph-rsid="002c3866"/>
    </style:style>
    <style:style style:name="P35" style:family="paragraph" style:parent-style-name="Standard">
      <style:text-properties fo:color="#8b008b" style:font-name="Liberation Mono" officeooo:rsid="002c3866" officeooo:paragraph-rsid="003d6b31"/>
    </style:style>
    <style:style style:name="P36"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7"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38" style:family="paragraph" style:parent-style-name="Standard">
      <style:text-properties fo:color="#ff0000" style:font-name="Liberation Mono" fo:font-weight="bold" officeooo:rsid="0020fe94" officeooo:paragraph-rsid="0020fe94" style:font-weight-asian="bold" style:font-weight-complex="bold"/>
    </style:style>
    <style:style style:name="P39" style:family="paragraph" style:parent-style-name="Standard">
      <style:text-properties fo:color="#ff0000" style:font-name="Liberation Mono" fo:font-weight="bold" officeooo:rsid="002c3866" officeooo:paragraph-rsid="002c3866" style:font-weight-asian="bold" style:font-weight-complex="bold"/>
    </style:style>
    <style:style style:name="P40" style:family="paragraph" style:parent-style-name="Standard">
      <style:text-properties fo:color="#0000cd" style:font-name="Liberation Mono" fo:font-weight="bold" officeooo:rsid="0040f95b" officeooo:paragraph-rsid="0040f95b" style:font-weight-asian="bold" style:font-weight-complex="bold"/>
    </style:style>
    <style:style style:name="P41" style:family="paragraph" style:parent-style-name="Standard">
      <style:text-properties fo:color="#000000" style:font-name="Liberation Mono" fo:font-weight="normal" officeooo:rsid="0040f95b" officeooo:paragraph-rsid="0040f95b" style:font-weight-asian="normal" style:font-weight-complex="normal"/>
    </style:style>
    <style:style style:name="P42" style:family="paragraph" style:parent-style-name="Standard">
      <style:text-properties fo:color="#000000" style:font-name="Liberation Mono" fo:font-weight="normal" officeooo:rsid="00433817" officeooo:paragraph-rsid="00433817" style:font-weight-asian="normal" style:font-weight-complex="normal"/>
    </style:style>
    <style:style style:name="P43" style:family="paragraph" style:parent-style-name="Standard">
      <style:text-properties fo:color="#000000" style:font-name="Liberation Mono" fo:font-weight="normal" officeooo:rsid="0045f76d" officeooo:paragraph-rsid="0045f76d" style:font-weight-asian="normal" style:font-weight-complex="normal"/>
    </style:style>
    <style:style style:name="P44" style:family="paragraph" style:parent-style-name="Standard">
      <style:text-properties fo:color="#000000" style:font-name="Liberation Mono" fo:font-weight="normal" officeooo:rsid="0046aec5" officeooo:paragraph-rsid="0046aec5" style:font-weight-asian="normal" style:font-weight-complex="normal"/>
    </style:style>
    <style:style style:name="P45"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46"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47"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48" style:family="paragraph" style:parent-style-name="Standard">
      <style:text-properties officeooo:paragraph-rsid="0046aec5"/>
    </style:style>
    <style:style style:name="P49" style:family="paragraph" style:parent-style-name="Standard">
      <style:text-properties officeooo:rsid="00475a19" officeooo:paragraph-rsid="00475a19"/>
    </style:style>
    <style:style style:name="P50" style:family="paragraph" style:parent-style-name="Standard">
      <style:text-properties fo:color="#000000" style:font-name="Liberation Mono" fo:font-weight="normal" officeooo:rsid="0046aec5" officeooo:paragraph-rsid="0046aec5" style:font-weight-asian="normal" style:font-weight-complex="normal"/>
    </style:style>
    <style:style style:name="P51" style:family="paragraph" style:parent-style-name="Standard">
      <style:text-properties fo:color="#000000" style:font-name="Liberation Mono" fo:font-weight="normal" officeooo:rsid="00475a19" officeooo:paragraph-rsid="00475a19" style:font-weight-asian="normal" style:font-weight-complex="normal"/>
    </style:style>
    <style:style style:name="P52" style:family="paragraph" style:parent-style-name="Standard">
      <style:text-properties fo:color="#000000" officeooo:rsid="00502864" officeooo:paragraph-rsid="00502864"/>
    </style:style>
    <style:style style:name="P53" style:family="paragraph" style:parent-style-name="Standard">
      <style:text-properties fo:color="#000000" fo:font-weight="bold" officeooo:rsid="00502864" officeooo:paragraph-rsid="00502864" style:font-weight-asian="bold" style:font-weight-complex="bold"/>
    </style:style>
    <style:style style:name="P54" style:family="paragraph" style:parent-style-name="Standard">
      <style:text-properties officeooo:rsid="00475a19" officeooo:paragraph-rsid="00475a19"/>
    </style:style>
    <style:style style:name="P55" style:family="paragraph" style:parent-style-name="Standard">
      <style:text-properties officeooo:paragraph-rsid="00475a19"/>
    </style:style>
    <style:style style:name="P56" style:family="paragraph" style:parent-style-name="Standard">
      <style:text-properties officeooo:rsid="004a1794" officeooo:paragraph-rsid="004a1794"/>
    </style:style>
    <style:style style:name="P57" style:family="paragraph" style:parent-style-name="Standard">
      <style:text-properties officeooo:paragraph-rsid="004d393b"/>
    </style:style>
    <style:style style:name="P58" style:family="paragraph" style:parent-style-name="Standard">
      <style:text-properties officeooo:rsid="004eb7ca" officeooo:paragraph-rsid="004eb7ca"/>
    </style:style>
    <style:style style:name="P59" style:family="paragraph" style:parent-style-name="Standard">
      <style:text-properties fo:color="#8b008b" officeooo:paragraph-rsid="004d393b"/>
    </style:style>
    <style:style style:name="P60" style:family="paragraph" style:parent-style-name="Standard">
      <style:text-properties fo:color="#8b008b" officeooo:rsid="004f90c7" officeooo:paragraph-rsid="004f90c7"/>
    </style:style>
    <style:style style:name="P61" style:family="paragraph" style:parent-style-name="Standard">
      <style:text-properties officeooo:rsid="004ec7ef" officeooo:paragraph-rsid="004ec7ef"/>
    </style:style>
    <style:style style:name="P62" style:family="paragraph" style:parent-style-name="Standard">
      <style:text-properties fo:color="#ff0000" fo:font-weight="bold" officeooo:rsid="004ec7ef" officeooo:paragraph-rsid="004ec7ef" style:font-weight-asian="bold" style:font-weight-complex="bold"/>
    </style:style>
    <style:style style:name="P63" style:family="paragraph" style:parent-style-name="Standard">
      <style:text-properties officeooo:rsid="004f90c7" officeooo:paragraph-rsid="004f90c7"/>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style:font-name="Liberation Mono" fo:font-weight="bold" style:font-weight-asian="bold" style:font-weight-complex="bold"/>
    </style:style>
    <style:style style:name="T11" style:family="text">
      <style:text-properties fo:color="#0000cd" style:font-name="Liberation Mono" fo:font-weight="bold" officeooo:rsid="0046aec5" style:font-weight-asian="bold" style:font-weight-complex="bold"/>
    </style:style>
    <style:style style:name="T12" style:family="text">
      <style:text-properties fo:color="#0000cd" style:font-name="Liberation Mono" fo:font-weight="bold" officeooo:rsid="004a1794"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337ca0"/>
    </style:style>
    <style:style style:name="T19" style:family="text">
      <style:text-properties officeooo:rsid="00348413"/>
    </style:style>
    <style:style style:name="T20" style:family="text">
      <style:text-properties fo:font-weight="normal" style:font-weight-asian="normal" style:font-weight-complex="normal"/>
    </style:style>
    <style:style style:name="T21" style:family="text">
      <style:text-properties fo:font-weight="normal" officeooo:rsid="002c3866" style:font-weight-asian="normal" style:font-weight-complex="normal"/>
    </style:style>
    <style:style style:name="T22" style:family="text">
      <style:text-properties fo:color="#ff0000"/>
    </style:style>
    <style:style style:name="T23" style:family="text">
      <style:text-properties fo:color="#ff0000" fo:font-weight="bold" style:font-weight-asian="bold" style:font-weight-complex="bold"/>
    </style:style>
    <style:style style:name="T24" style:family="text">
      <style:text-properties fo:color="#ff0000" fo:font-weight="bold" officeooo:rsid="00348413" style:font-weight-asian="bold" style:font-weight-complex="bold"/>
    </style:style>
    <style:style style:name="T25" style:family="text">
      <style:text-properties fo:color="#00a933" fo:font-weight="bold" style:font-weight-asian="bold" style:font-weight-complex="bold"/>
    </style:style>
    <style:style style:name="T26" style:family="text">
      <style:text-properties fo:color="#00a933" fo:font-weight="bold" officeooo:rsid="00348413" style:font-weight-asian="bold" style:font-weight-complex="bold"/>
    </style:style>
    <style:style style:name="T27" style:family="text">
      <style:text-properties fo:color="#8b008b"/>
    </style:style>
    <style:style style:name="T28" style:family="text">
      <style:text-properties fo:color="#8b008b" style:font-name="Liberation Mono" fo:font-weight="normal" style:font-weight-asian="normal" style:font-weight-complex="normal"/>
    </style:style>
    <style:style style:name="T29" style:family="text">
      <style:text-properties fo:color="#8b008b" style:font-name="Liberation Mono" fo:font-weight="normal" officeooo:rsid="0046aec5" style:font-weight-asian="normal" style:font-weight-complex="normal"/>
    </style:style>
    <style:style style:name="T30" style:family="text">
      <style:text-properties fo:color="#8b008b" style:font-name="Liberation Mono" fo:font-weight="normal" officeooo:rsid="00475a19" style:font-weight-asian="normal" style:font-weight-complex="normal"/>
    </style:style>
    <style:style style:name="T31" style:family="text">
      <style:text-properties officeooo:rsid="00397633"/>
    </style:style>
    <style:style style:name="T32" style:family="text">
      <style:text-properties officeooo:rsid="003a2452"/>
    </style:style>
    <style:style style:name="T33" style:family="text">
      <style:text-properties officeooo:rsid="002c3866"/>
    </style:style>
    <style:style style:name="T34" style:family="text">
      <style:text-properties officeooo:rsid="0042127e"/>
    </style:style>
    <style:style style:name="T35" style:family="text">
      <style:text-properties officeooo:rsid="00433817"/>
    </style:style>
    <style:style style:name="T36" style:family="text">
      <style:text-properties officeooo:rsid="0045f76d"/>
    </style:style>
    <style:style style:name="T37" style:family="text">
      <style:text-properties style:font-name="Liberation Mono"/>
    </style:style>
    <style:style style:name="T38" style:family="text">
      <style:text-properties style:font-name="Liberation Mono" fo:font-size="12pt" style:font-size-asian="12pt" style:font-size-complex="12pt"/>
    </style:style>
    <style:style style:name="T39" style:family="text">
      <style:text-properties style:font-name="Liberation Mono" fo:font-weight="normal" style:font-weight-asian="normal" style:font-weight-complex="normal"/>
    </style:style>
    <style:style style:name="T40" style:family="text">
      <style:text-properties style:font-name="Liberation Mono" fo:font-weight="normal" officeooo:rsid="00475a19" style:font-weight-asian="normal" style:font-weight-complex="normal"/>
    </style:style>
    <style:style style:name="T41" style:family="text">
      <style:text-properties style:font-name="Liberation Mono" officeooo:rsid="00475a19"/>
    </style:style>
    <style:style style:name="T42" style:family="text">
      <style:text-properties fo:color="#000000" style:font-name="Liberation Mono"/>
    </style:style>
    <style:style style:name="T43" style:family="text">
      <style:text-properties fo:color="#000000" style:font-name="Liberation Mono" fo:font-weight="normal" style:font-weight-asian="normal" style:font-weight-complex="normal"/>
    </style:style>
    <style:style style:name="T44" style:family="text">
      <style:text-properties fo:color="#000000" style:font-name="Liberation Mono" fo:font-weight="normal" officeooo:rsid="0046aec5" style:font-weight-asian="normal" style:font-weight-complex="normal"/>
    </style:style>
    <style:style style:name="T45" style:family="text">
      <style:text-properties fo:color="#000000" style:font-name="Liberation Mono" fo:font-weight="normal" officeooo:rsid="004a1794" style:font-weight-asian="normal" style:font-weight-complex="normal"/>
    </style:style>
    <style:style style:name="T46" style:family="text">
      <style:text-properties fo:color="#000000" style:font-name="Liberation Mono" fo:font-weight="normal" officeooo:rsid="00475a19" style:font-weight-asian="normal" style:font-weight-complex="normal"/>
    </style:style>
    <style:style style:name="T47" style:family="text">
      <style:text-properties fo:color="#000000" style:font-name="Liberation Mono" fo:font-weight="bold" style:font-weight-asian="bold" style:font-weight-complex="bold"/>
    </style:style>
    <style:style style:name="T48" style:family="text">
      <style:text-properties fo:color="#000000" style:font-name="Liberation Mono" style:text-underline-style="solid" style:text-underline-width="auto" style:text-underline-color="font-color" fo:font-weight="normal" style:font-weight-asian="normal" style:font-weight-complex="normal"/>
    </style:style>
    <style:style style:name="T49"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50" style:family="text">
      <style:text-properties fo:color="#000000" style:font-name="Liberation Mono" officeooo:rsid="00475a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5">Linux</text:span></text:p>
      <text:p text:style-name="P2"><text:span text:style-name="T7">$ echo %ERRORLEVEL% </text:span>- checking if compiling was successful from <text:tab/>command line in <text:span text:style-name="T16">Microsoft</text:span></text:p>
      <text:p text:style-name="P2"/>
      <text:p text:style-name="P3"><text:span text:style-name="T3">output stream</text:span> – we write to <text:span text:style-name="T18">it</text:span>, eg. <text:span text:style-name="T6">cout</text:span>, <text:span text:style-name="T6">cerr</text:span>, <text:span text:style-name="T6">clog</text:span></text:p>
      <text:p text:style-name="P3"><text:span text:style-name="T3">input steam</text:span> – we read from <text:span text:style-name="T18">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17">plain</text:span><text:span text:style-name="T3"> char </text:span><text:span text:style-name="T20">or</text:span><text:span text:style-name="T3"> bool</text:span>:</text:p>
      <text:p text:style-name="P6">- <text:span text:style-name="T24">d</text:span><text:span text:style-name="T23">o not use</text:span><text:span text:style-name="T22"> </text:span>in arithmetic expressions</text:p>
      <text:p text:style-name="P6">- <text:span text:style-name="T26">u</text:span><text:span text:style-name="T25">se</text:span> them only to hold characters or truth values</text:p>
      <text:p text:style-name="P6">- <text:span text:style-name="T19">c</text:span>omputations using char are especially problematic because char is signed on some machines and unsigned on others.</text:p>
      <text:p text:style-name="P4"/>
      <text:p text:style-name="P7"><text:span text:style-name="T23">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2">unsigned u = 10;</text:p>
      <text:p text:style-name="P32">int i = -42;</text:p>
      <text:p text:style-name="P4"><text:span text:style-name="T27">std::cout &lt;&lt; i + i &lt;&lt; std::endl; </text:span><text:s/>// prints -84</text:p>
      <text:p text:style-name="P4"><text:span text:style-name="T27">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3">Example of escape sequences</text:span>:</text:p>
      <text:p text:style-name="P9"><text:span text:style-name="T27">std::cout &lt;&lt; "\tHi!\n";</text:span><text:tab/>// prints a tab followd by "Hi!" and a <text:tab/>newline</text:p>
      <text:p text:style-name="P9"/>
      <text:p text:style-name="P19">Specifying the Type of a <text:span text:style-name="T31">l</text:span>iteral:</text:p>
      <text:p text:style-name="P10"><text:span text:style-name="T27">L'a' </text:span><text:s text:c="4"/>// wide character literal, type is wchar_t</text:p>
      <text:p text:style-name="P10"><text:span text:style-name="T27">u8"hi!"</text:span> <text:s/>// utf-8 string literal (utf-8 encodes a Unicode <text:tab/><text:tab/><text:tab/><text:tab/><text:tab/>character in 8 bits)</text:p>
      <text:p text:style-name="P10"><text:span text:style-name="T27">42ULL </text:span><text:s text:c="3"/>// unsigned integer literal, type is unsigned long long</text:p>
      <text:p text:style-name="P10"><text:span text:style-name="T27">1E-3F </text:span><text:s text:c="3"/>// single-precision floating-point literal, type is float</text:p>
      <text:p text:style-name="P10"><text:span text:style-name="T27">3.14159L </text:span>// extended-precision floating-point literal, type is <text:tab/><text:tab/><text:tab/><text:tab/>long double</text:p>
      <text:p text:style-name="P9"/>
      <text:p text:style-name="P12"><text:span text:style-name="T3">list initialization</text:span>:</text:p>
      <text:p text:style-name="P12"><text:span text:style-name="T32">U</text:span>sing list initialization has one big advantage - <text:span text:style-name="T32">t</text:span>he compiler will not let us list initialize variables of built-in type if the initializer might lead to the loss of information.</text:p>
      <text:p text:style-name="P11"/>
      <text:p text:style-name="P25"><text:span text:style-name="T13">Example</text:span>:</text:p>
      <text:p text:style-name="P33">long double ld = 3.1415926536;</text:p>
      <text:p text:style-name="P11"><text:span text:style-name="T27">int a{ld}, b = {ld};</text:span> // error: narrowing conversion required</text:p>
      <text:p text:style-name="P11"><text:span text:style-name="T27">int c(ld), d = ld;</text:span> <text:s text:c="2"/>// ok: but value will be truncated</text:p>
      <text:p text:style-name="P9"/>
      <text:p text:style-name="P38">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3">Example</text:span>:</text:p>
      <text:p text:style-name="P9"><text:span text:style-name="T27">extern int i; </text:span><text:s text:c="2"/>// declares but does not define i</text:p>
      <text:p text:style-name="P9"><text:span text:style-name="T27">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An extern that has an initializer is a definition:</text:p>
      <text:p text:style-name="P9"/>
      <text:p text:style-name="P25"><text:span text:style-name="T13">Example</text:span>:</text:p>
      <text:p text:style-name="P9"><text:span text:style-name="T27">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2"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25">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32">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3">Example</text:span>:</text:p>
      <text:p text:style-name="P15"><text:span text:style-name="T27">int a </text:span>= 5;</text:p>
      <text:p text:style-name="P15"><text:span text:style-name="T27">int &amp;b </text:span>= a;</text:p>
      <text:p text:style-name="P15"/>
      <text:p text:style-name="P26"><text:span text:style-name="T25">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4">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3">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3">Examples</text:span>:</text:p>
      <text:p text:style-name="P34">int i = 42;</text:p>
      <text:p text:style-name="P18"><text:span text:style-name="T27">int &amp;r = i; <text:s/></text:span><text:s/>// &amp; follows a type and is part of a declaration; </text:p>
      <text:p text:style-name="P18"><text:tab/><text:tab/><text:tab/><text:tab/>r is a reference</text:p>
      <text:p text:style-name="P18"><text:span text:style-name="T27">int *p; </text:span><text:s text:c="6"/>// * follows a type and is part of a declaration; </text:p>
      <text:p text:style-name="P18"><text:tab/><text:tab/><text:tab/><text:tab/>p is a pointer</text:p>
      <text:p text:style-name="P16"><text:span text:style-name="T27">p = &amp;i;</text:span> <text:s text:c="6"/>// &amp; is used in an expression as the address-of <text:tab/><text:tab/><text:tab/><text:tab/><text:tab/>operator</text:p>
      <text:p text:style-name="P16"><text:span text:style-name="T27">*p = i; </text:span><text:s text:c="6"/>// * is used in an expression as the dereference <text:tab/><text:tab/><text:tab/><text:tab/><text:tab/>operator</text:p>
      <text:p text:style-name="P16"><text:span text:style-name="T27">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0"> <text:s/>a</text:span><text:span text:style-name="T21"> </text:span><text:span text:style-name="T33">null pointer does not point to any object.</text:span></text:p>
      <text:p text:style-name="P15"/>
      <text:p text:style-name="P28"><text:span text:style-name="T13">Example</text:span>:</text:p>
      <text:p text:style-name="P15">int *p1 = nullptr; // equivalent to int *p1 = 0;</text:p>
      <text:p text:style-name="P15"/>
      <text:p text:style-name="P30">Examples of more complex references and pointers:</text:p>
      <text:p text:style-name="P34">int ival = 1024;</text:p>
      <text:p text:style-name="P15"><text:span text:style-name="T27">int *pi = &amp;ival;</text:span> <text:s text:c="3"/>// pi points to an int</text:p>
      <text:p text:style-name="P15"><text:span text:style-name="T27">int **ppi = &amp;pi;</text:span> <text:s text:c="3"/>// ppi points to a pointer to an int</text:p>
      <text:p text:style-name="P15"><text:span text:style-name="T27">int *&amp;r = p; <text:s/></text:span><text:s/><text:tab/>// r is a reference to the pointer p</text:p>
      <text:p text:style-name="P15"/>
      <text:p text:style-name="P39">Note!</text:p>
      <text:p text:style-name="P15">To share a const object among multiple files, you must define the variable as <text:span text:style-name="T7">extern</text:span>.</text:p>
      <text:p text:style-name="P15"/>
      <text:p text:style-name="P29"><text:span text:style-name="T13">Example</text:span>:</text:p>
      <text:p text:style-name="P35">extern const int bufSize = fcn();</text:p>
      <text:p text:style-name="P40"><text:soft-page-break/>constexpr:</text:p>
      <text:p text:style-name="P41">- A constant expression is an expression whose value cannot change and that can be evaluated at compile time. A literal is a constant expression.</text:p>
      <text:p text:style-name="P41">- Variables declared as constexpr are implicitly const and must be initialized by constant expressions.</text:p>
      <text:p text:style-name="P41"/>
      <text:p text:style-name="P41"><text:span text:style-name="T13">Examples</text:span>:</text:p>
      <text:p text:style-name="P41"><text:span text:style-name="T27">constexpr int mf = 20; <text:s text:c="3"/></text:span><text:s text:c="4"/>// 20 is a constant expression</text:p>
      <text:p text:style-name="P41"><text:span text:style-name="T27">constexpr int limit = mf + 1;</text:span> // mf + 1 is a constant expression</text:p>
      <text:p text:style-name="P41"><text:span text:style-name="T27">constexpr int sz = size(); </text:span><text:s text:c="3"/>// ok only if size is a constexpr <text:tab/><text:tab/><text:tab/><text:tab/><text:tab/><text:tab/><text:tab/>function</text:p>
      <text:p text:style-name="P41"/>
      <text:p text:style-name="P41">- Best Practices - <text:span text:style-name="T34">g</text:span>enerally, it is a good idea to use constexpr for variables that you intend to use as constant expressions.</text:p>
      <text:p text:style-name="P41">- The types we can use in a constexpr are known as “literal types”.</text:p>
      <text:p text:style-name="P41">- <text:span text:style-name="T35">W</text:span>e cannot use a constexpr pointer to point to variables defined inside a function.</text:p>
      <text:p text:style-name="P41">- It is important to understand that when we define a pointer in a constexpr declaration, the constexpr specifier applies to the pointer, not the type to which the pointer points.</text:p>
      <text:p text:style-name="P41"/>
      <text:p text:style-name="P42"><text:span text:style-name="T13">Example</text:span>:</text:p>
      <text:p text:style-name="P42"><text:span text:style-name="T27">const int *p = nullptr; <text:s/></text:span><text:s text:c="3"/>// p is a pointer to a const int</text:p>
      <text:p text:style-name="P42"><text:span text:style-name="T27">constexpr int *q = nullptr;</text:span> // q is a const pointer to int</text:p>
      <text:p text:style-name="P42"/>
      <text:p text:style-name="P43"><text:span text:style-name="T3">type alias</text:span> - is a name that is a synonym for another type. Type <text:span text:style-name="T38">aliases let us simplify complicated type definitions, making those types easier to use.</text:span></text:p>
      <text:p text:style-name="P45"/>
      <text:p text:style-name="P47">Defining a type alias:</text:p>
      <text:p text:style-name="P45">a) using <text:span text:style-name="T7">typedef</text:span></text:p>
      <text:p text:style-name="P45"><text:span text:style-name="T27">typedef double wages; </text:span><text:s text:c="2"/>// wages is a synonym for double</text:p>
      <text:p text:style-name="P45"><text:span text:style-name="T27">typedef wages base, *p;</text:span> // base is a synonym for double, p for <text:tab/>double*</text:p>
      <text:p text:style-name="P45"/>
      <text:p text:style-name="P45"><text:span text:style-name="T13">Another example</text:span>:</text:p>
      <text:p text:style-name="P36">typedef int liczby_calkowite;</text:p>
      <text:p text:style-name="P37">liczby_calkowite x = 10;</text:p>
      <text:p text:style-name="P37">x += 10.6;</text:p>
      <text:p text:style-name="P46"><text:span text:style-name="T27">cout &lt;&lt; x; </text:span>// <text:span text:style-name="T36">out: 20</text:span></text:p>
      <text:p text:style-name="P43"/>
      <text:p text:style-name="P44">b) using alias declaration (keyword ‘<text:span text:style-name="T7">using</text:span>’):</text:p>
      <text:p text:style-name="P48"><text:span text:style-name="T29">using liczby_calkowite = int; </text:span><text:span text:style-name="T44"><text:s/>// liczby_calkowite is a synonym <text:tab/>for int</text:span></text:p>
      <text:p text:style-name="P44"/>
      <text:p text:style-name="P49"><text:span text:style-name="T11">a</text:span><text:span text:style-name="T10">uto</text:span><text:span text:style-name="T43">:</text:span></text:p>
      <text:p text:style-name="P51">- auto tells the compiler to deduce the type from the initializer</text:p>
      <text:p text:style-name="P49"><text:span text:style-name="T28">auto item = v1 + v2;</text:span><text:span text:style-name="T43"> // item initialized to the result of v1 + v2</text:span></text:p>
      <text:p text:style-name="P49"><text:span text:style-name="T43"/></text:p>
      <text:p text:style-name="P55"><text:soft-page-break/><text:span text:style-name="T12">decltype</text:span><text:span text:style-name="T45"> - </text:span><text:span text:style-name="T46"><text:s/>to define a variable with a type that the compiler deduces from an expression but do not want to use that expression to initialize the variable.</text:span></text:p>
      <text:p text:style-name="P55"><text:span text:style-name="T46"/></text:p>
      <text:p text:style-name="P56"><text:span text:style-name="T49">E</text:span><text:span text:style-name="T48">xample</text:span><text:span text:style-name="T43">:</text:span></text:p>
      <text:p text:style-name="P55"><text:span text:style-name="T30">decltype(f()) sum = x;</text:span><text:span text:style-name="T46"> // sum has whatever type f returns</text:span></text:p>
      <text:p text:style-name="P55"><text:span text:style-name="T46"/></text:p>
      <text:p text:style-name="P55"><text:span text:style-name="T46">The way decltype handles top-level const and references differs subtly from the way auto does. When the expression to which we apply decltype is a variable, decltype returns the type of that variable, including top-level const and references.</text:span></text:p>
      <text:p text:style-name="P55"><text:span text:style-name="T46"/></text:p>
      <text:p text:style-name="P58"><text:span text:style-name="T49">E</text:span><text:span text:style-name="T48">xample</text:span><text:span text:style-name="T43">:</text:span></text:p>
      <text:p text:style-name="P59"><text:span text:style-name="T40">const int ci = 0, &amp;cj = ci;</text:span></text:p>
      <text:p text:style-name="P57"><text:span text:style-name="T30">decltype(ci) x = 0; </text:span><text:span text:style-name="T46">// x has type const int</text:span></text:p>
      <text:p text:style-name="P57"><text:span text:style-name="T30">decltype(cj) y = x; </text:span><text:span text:style-name="T46">// y has type const int&amp; and is bound to x</text:span></text:p>
      <text:p text:style-name="P55"><text:span text:style-name="T30">decltype(cj) z; </text:span><text:span text:style-name="T46"><text:s text:c="4"/>// error: z is a reference and must be <text:tab/><text:tab/><text:tab/><text:tab/><text:tab/><text:tab/><text:tab/>initialized</text:span></text:p>
      <text:p text:style-name="P55"><text:span text:style-name="T46"/></text:p>
      <text:p text:style-name="P62"><text:span text:style-name="T41">W</text:span><text:span text:style-name="T37">arning!</text:span></text:p>
      <text:p text:style-name="P61"><text:span text:style-name="T43">Remember that decltype(( variable )) (note, double parentheses) is always a reference type, but decltype( variable ) is a reference type only if variable is a reference.</text:span></text:p>
      <text:p text:style-name="P61"><text:span text:style-name="T43"/></text:p>
      <text:p text:style-name="P61"><text:span text:style-name="T48">Example</text:span><text:span text:style-name="T43">:</text:span></text:p>
      <text:p text:style-name="P61"><text:span text:style-name="T43">// decltype of a parenthesized variable is always a reference</text:span></text:p>
      <text:p text:style-name="P61"><text:span text:style-name="T28">decltype((i)) d; <text:s text:c="2"/></text:span><text:span text:style-name="T43"><text:s/>// error: d is int&amp; and must be initialized</text:span></text:p>
      <text:p text:style-name="P61"><text:span text:style-name="T28">decltype(i) e; </text:span><text:span text:style-name="T43"><text:s text:c="5"/>// ok: e is an (uninitialized) int</text:span></text:p>
      <text:p text:style-name="P61"><text:span text:style-name="T43"/></text:p>
      <text:p text:style-name="P63"><text:span text:style-name="T47">header guards</text:span><text:span text:style-name="T43"> – preprocessor directives to prevent multi including <text:tab/>of header files. </text:span></text:p>
      <text:p text:style-name="P63"><text:span text:style-name="T43"/></text:p>
      <text:p text:style-name="P63"><text:span text:style-name="T48">Example</text:span><text:span text:style-name="T43">:</text:span></text:p>
      <text:p text:style-name="P60"><text:span text:style-name="T39">#ifndef SALES_DATA_H</text:span></text:p>
      <text:p text:style-name="P60"><text:span text:style-name="T39">#define SALES_DATA_H</text:span></text:p>
      <text:p text:style-name="P60"><text:span text:style-name="T39">#include &lt;string&gt;</text:span></text:p>
      <text:p text:style-name="P60"><text:span text:style-name="T39">struct Sales_data {</text:span></text:p>
      <text:p text:style-name="P60"><text:span text:style-name="T39"><text:s text:c="4"/>std::string bookNo;</text:span></text:p>
      <text:p text:style-name="P60"><text:span text:style-name="T39"><text:s text:c="4"/>unsigned units_sold = 0;</text:span></text:p>
      <text:p text:style-name="P60"><text:span text:style-name="T39"><text:s text:c="4"/>double revenue = 0.0;</text:span></text:p>
      <text:p text:style-name="P60"><text:span text:style-name="T39">};</text:span></text:p>
      <text:p text:style-name="P60"><text:span text:style-name="T39">#endif</text:span></text:p>
      <text:p text:style-name="P60"><text:span text:style-name="T39"/></text:p>
      <text:p text:style-name="P53"><text:span text:style-name="T37">ways to initialize a string:</text:span></text:p>
      <text:p text:style-name="P52"><text:span text:style-name="T39"/></text:p>
      <text:p text:style-name="P52"><text:span text:style-name="T39"/></text:p>
      <text:p text:style-name="P52"><draw:frame draw:style-name="fr1" draw:name="Image2" text:anchor-type="char" svg:width="6.6929in" svg:height="1.6429in" draw:z-index="1"><draw:image xlink:href="Pictures/10000201000002D5000000B287D29F6E2E09E635.png" xlink:type="simple" xlink:show="embed" xlink:actuate="onLoad" loext:mime-type="image/png"/></draw:frame><text:soft-page-break/><text:span text:style-name="T39"><text:tab/></text:span></text:p>
      <text:p text:style-name="P52"><text:span text:style-name="T3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s<text:tab/><text:tab/><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09-16T20:47:31.231770648</dc:date>
    <meta:editing-duration>PT6H31M5S</meta:editing-duration>
    <meta:editing-cycles>61</meta:editing-cycles>
    <meta:generator>LibreOffice/6.4.5.2$Linux_X86_64 LibreOffice_project/40$Build-2</meta:generator>
    <meta:document-statistic meta:table-count="0" meta:image-count="2" meta:object-count="0" meta:page-count="7" meta:paragraph-count="157" meta:word-count="1690" meta:character-count="9540" meta:non-whitespace-character-count="7811"/>
  </office:meta>
</office:document-meta>
</file>